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Helvetica, sans-serif, serif, EmojiFont"/>
    <style:font-face style:name="Lohit Devanagari1" svg:font-family="'Lohit Devanagari'"/>
    <style:font-face style:name="Tahoma" svg:font-family="Tahoma, sans-serif, serif, Emoj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bff"/>
    </style:style>
    <style:style style:name="P2" style:family="paragraph" style:parent-style-name="Standard">
      <style:text-properties officeooo:rsid="001ccbff" officeooo:paragraph-rsid="001ccbff"/>
    </style:style>
    <style:style style:name="P3" style:family="paragraph" style:parent-style-name="Standard">
      <style:text-properties fo:color="#000000" style:font-name="Tahoma" fo:font-size="12pt" officeooo:rsid="001f864c" officeooo:paragraph-rsid="001f864c"/>
    </style:style>
    <style:style style:name="P4" style:family="paragraph" style:parent-style-name="Standard">
      <style:text-properties fo:color="#000000" style:font-name="Tahoma" fo:font-size="12pt" officeooo:rsid="00213d25" officeooo:paragraph-rsid="00213d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INN_EB:</text:p>
      <text:p text:style-name="P4"/>
      <text:p text:style-name="P4">This folder contains code for PINNS for solving Euler bernouli beam.</text:p>
      <text:p text:style-name="P4">.ipynb file help to reproduce figures and main.py file we used in cluster.</text:p>
      <text:p text:style-name="P4">.pkl and .pth are saved models.</text:p>
      <text:p text:style-name="P3"/>
      <text:p text:style-name="P3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Helvetica, sans-serif, serif, EmojiFont"/>
    <style:font-face style:name="Lohit Devanagari1" svg:font-family="'Lohit Devanagari'"/>
    <style:font-face style:name="Tahoma" svg:font-family="Tahoma, sans-serif, serif, Emoj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4T10:03:36.286612177</meta:creation-date>
    <dc:date>2023-09-14T15:44:34.704326889</dc:date>
    <meta:editing-duration>PT5H28S</meta:editing-duration>
    <meta:editing-cycles>1</meta:editing-cycles>
    <meta:document-statistic meta:table-count="0" meta:image-count="0" meta:object-count="0" meta:page-count="1" meta:paragraph-count="4" meta:word-count="31" meta:character-count="181" meta:non-whitespace-character-count="154"/>
    <meta:generator>LibreOffice/6.4.7.2$Linux_X86_64 LibreOffice_project/40$Build-2</meta:generator>
  </office:meta>
</office:document-meta>
</file>